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359cm" fo:min-width="13.999cm" fo:padding-top="0.178cm" fo:padding-bottom="0.178cm" fo:padding-left="0.303cm" fo:padding-right="0.303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5cm"/>
    </style:style>
    <style:style style:name="gr4" style:family="graphic" style:parent-style-name="standard">
      <style:graphic-properties draw:stroke="none" svg:stroke-color="#000000" draw:fill="none" draw:fill-color="#ffffff" fo:min-height="0.485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14.105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1.02cm" fo:min-width="3.945cm"/>
    </style:style>
    <style:style style:name="gr7" style:family="graphic" style:parent-style-name="standard">
      <style:graphic-properties draw:fill-color="#ccff00" draw:textarea-horizontal-align="justify" draw:textarea-vertical-align="middle" draw:auto-grow-height="false" fo:min-height="1.02cm" fo:min-width="4.961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ccff00"/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5.715cm" svg:x="3.159cm" svg:y="14.081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45cm" svg:y1="19.823cm" svg:x2="5.445cm" svg:y2="24.776cm">
          <text:p/>
        </draw:line>
        <draw:line draw:style-name="gr2" draw:text-style-name="P2" draw:layer="layout" svg:x1="10.045cm" svg:y1="19.824cm" svg:x2="10.045cm" svg:y2="24.777cm">
          <text:p/>
        </draw:line>
        <draw:line draw:style-name="gr2" draw:text-style-name="P2" draw:layer="layout" svg:x1="14.745cm" svg:y1="19.824cm" svg:x2="14.745cm" svg:y2="24.777cm">
          <text:p/>
        </draw:line>
        <draw:frame draw:style-name="gr3" draw:text-style-name="P4" draw:layer="layout" svg:width="2.413cm" svg:height="2.132cm" svg:x="0.8cm" svg:y="20.939cm">
          <draw:text-box>
            <text:p text:style-name="P3">South Bound </text:p>
            <text:p text:style-name="P3">Plugins</text:p>
          </draw:text-box>
        </draw:frame>
        <draw:frame draw:style-name="gr4" draw:text-style-name="P4" draw:layer="layout" svg:width="3.175cm" svg:height="0.878cm" svg:x="4.229cm" svg:y="21.685cm">
          <draw:text-box>
            <text:p text:style-name="P3">OpenFlow</text:p>
          </draw:text-box>
        </draw:frame>
        <draw:frame draw:style-name="gr4" draw:text-style-name="P4" draw:layer="layout" svg:width="3.175cm" svg:height="0.878cm" svg:x="8.62cm" svg:y="21.585cm">
          <draw:text-box>
            <text:p text:style-name="P3">OVSDB</text:p>
          </draw:text-box>
        </draw:frame>
        <draw:frame draw:style-name="gr4" draw:text-style-name="P4" draw:layer="layout" svg:width="3.175cm" svg:height="0.878cm" svg:x="13.319cm" svg:y="21.585cm">
          <draw:text-box>
            <text:p text:style-name="P3">BGP</text:p>
          </draw:text-box>
        </draw:frame>
        <draw:custom-shape draw:style-name="gr5" draw:text-style-name="P2" draw:layer="layout" svg:width="14.605cm" svg:height="3.175cm" svg:x="3.159cm" svg:y="16.621cm">
          <text:p text:style-name="P2">RYU Base Engine/Library</text:p>
          <text:p text:style-name="P2"><text:s/>(Openflow/BGP/OVSDB/WSGi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99cm" svg:y1="12.176cm" svg:x2="5.699cm" svg:y2="15.478cm">
          <text:p/>
        </draw:line>
        <draw:custom-shape draw:style-name="gr6" draw:text-style-name="P6" draw:layer="layout" svg:width="4.445cm" svg:height="1.27cm" svg:x="3.186cm" svg:y="15.351cm">
          <text:p text:style-name="P5"><text:span text:style-name="T1">OFCTL </text:span><text:span text:style-name="T1">(Openflow)</text:span></text:p>
          <text:p text:style-name="P5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27cm" svg:x="7.531cm" svg:y="15.324cm">
          <text:p text:style-name="P5"><text:span text:style-name="T1">Simple Switch </text:span></text:p>
          <text:p text:style-name="P5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461cm" svg:height="1.27cm" svg:x="12.049cm" svg:y="15.351cm">
          <text:p text:style-name="P7"><text:span text:style-name="T2">YOUR APPLICA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13cm" svg:height="2.132cm" svg:x="0.619cm" svg:y="12.43cm">
          <draw:text-box>
            <text:p text:style-name="P3">North Bound </text:p>
            <text:p text:style-name="P3">Plugins</text:p>
          </draw:text-box>
        </draw:frame>
        <draw:frame draw:style-name="gr4" draw:text-style-name="P4" draw:layer="layout" svg:width="3.175cm" svg:height="0.878cm" svg:x="4.302cm" svg:y="13.065cm">
          <draw:text-box>
            <text:p text:style-name="P3">REST API</text:p>
          </draw:text-box>
        </draw:frame>
        <draw:frame draw:style-name="gr8" draw:text-style-name="P10" draw:layer="layout" svg:width="10.922cm" svg:height="2.032cm" svg:x="6.08cm" svg:y="8.366cm">
          <draw:text-box>
            <text:p text:style-name="P9"><text:span text:style-name="T3">RYU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7:43:13.202055265</meta:creation-date>
    <dc:date>2019-04-27T17:52:30.132874396</dc:date>
    <meta:editing-duration>PT9M17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